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3000000C3A021A7E394CBEE73.png"/>
  <manifest:file-entry manifest:media-type="image/png" manifest:full-path="Pictures/100000000000009C0000009F6EAD49DF1C105448.png"/>
  <manifest:file-entry manifest:media-type="image/png" manifest:full-path="Pictures/1000000100000115000000BA5390389A9109149B.png"/>
  <manifest:file-entry manifest:media-type="image/png" manifest:full-path="Pictures/100000000000018D00000136E20FCD9BD503504F.png"/>
  <manifest:file-entry manifest:media-type="image/png" manifest:full-path="Pictures/10000000000001220000011242C91873.png"/>
  <manifest:file-entry manifest:media-type="image/png" manifest:full-path="Pictures/100000000000019E0000011F80B970E65055D434.png"/>
  <manifest:file-entry manifest:media-type="image/png" manifest:full-path="Pictures/100000000000023E000001B297AD95137149FB9F.png"/>
  <manifest:file-entry manifest:media-type="image/png" manifest:full-path="Pictures/10000000000000D90000007FB91756AF.png"/>
  <manifest:file-entry manifest:media-type="image/png" manifest:full-path="Pictures/1000000000000182000001359B94E4B163E51096.png"/>
  <manifest:file-entry manifest:media-type="image/png" manifest:full-path="Pictures/10000000000000BF0000006E18F9FB2D9411DB8E.png"/>
  <manifest:file-entry manifest:media-type="image/png" manifest:full-path="Pictures/10000000000000F6000000E3C390AE74.png"/>
  <manifest:file-entry manifest:media-type="image/png" manifest:full-path="Pictures/10000000000001670000012FD2704906E7D43CAF.png"/>
  <manifest:file-entry manifest:media-type="image/png" manifest:full-path="Pictures/100000000000007B0000005D42E4815C782686ED.png"/>
  <manifest:file-entry manifest:media-type="image/png" manifest:full-path="Pictures/100000000000009800000072EE9C0A9A28E9F658.png"/>
  <manifest:file-entry manifest:media-type="image/png" manifest:full-path="Pictures/10000000000000990000007955F9BF202969475B.png"/>
  <manifest:file-entry manifest:media-type="image/png" manifest:full-path="Pictures/10000000000000B600000079F6D2BF5EB6731697.png"/>
  <manifest:file-entry manifest:media-type="image/png" manifest:full-path="Pictures/10000000000001BF000000DB13FB759445873DD2.png"/>
  <manifest:file-entry manifest:media-type="image/png" manifest:full-path="Pictures/100000000000009600000066CCB075A1EF8BE8EF.png"/>
  <manifest:file-entry manifest:media-type="image/png" manifest:full-path="Pictures/10000000000001410000013AC70D0D4778EEF7F6.png"/>
  <manifest:file-entry manifest:media-type="image/png" manifest:full-path="Pictures/100000000000019700000177FE9E21BA.png"/>
  <manifest:file-entry manifest:media-type="image/png" manifest:full-path="Pictures/10000000000001680000010E906601D9074914DF.png"/>
  <manifest:file-entry manifest:media-type="image/png" manifest:full-path="Pictures/100000000000017D000000E218333FA67BB441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5cm" fo:min-width="4.648cm"/>
    </style:style>
    <style:style style:name="gr2" style:family="graphic" style:parent-style-name="Object_20_with_20_no_20_fill_20_and_20_no_20_line">
      <style:graphic-properties draw:stroke="solid" svg:stroke-width="0.081cm" svg:stroke-color="#00ccff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solid" svg:stroke-width="0.081cm" svg:stroke-color="#023f62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21409a" draw:marker-start="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1.657cm"/>
    </style:style>
    <style:style style:name="gr6" style:family="graphic" style:parent-style-name="Objekt_20_ohne_20_Füllung_20_und_20_Lini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solid" svg:stroke-width="0.081cm" svg:stroke-color="#ff00cc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solid" svg:stroke-width="0.15cm" svg:stroke-color="#ffff00" draw:marker-start-width="0.425cm" draw:marker-end-width="0.42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solid" svg:stroke-width="0.081cm" svg:stroke-color="#00ccff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solid" svg:stroke-width="0.081cm" svg:stroke-color="#ff3333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81cm" svg:stroke-color="#00cc00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5cm" svg:stroke-color="#ffff00" draw:marker-start-width="0.546cm" draw:marker-end-width="0.54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5cm" svg:stroke-color="#ffff00" draw:marker-start-width="0.667cm" draw:marker-end-width="0.66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81cm" svg:stroke-color="#00cc00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081cm" svg:stroke-color="#00cc00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81cm" svg:stroke-color="#00ccff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081cm" svg:stroke-color="#00ccff" draw:marker-start-width="0.926cm" draw:marker-end-width="0.926cm" draw:fill="none" draw:textarea-horizontal-align="justify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535cm" fo:min-width="0.268cm"/>
    </style:style>
    <style:style style:name="gr20" style:family="graphic" style:parent-style-name="objectwithoutfill">
      <style:graphic-properties svg:stroke-width="0.028cm" svg:stroke-color="#ff00cc" draw:marker-start="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106cm" svg:stroke-color="#ff3333" draw:marker-start="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999999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035cm" svg:stroke-color="#ff3333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15cm" svg:stroke-color="#ffff00" draw:marker-start-width="0.425cm" draw:marker-end="Arrowheads_20_2" draw:marker-end-width="0.525cm" draw:fill="none" draw:textarea-vertical-align="middle" fo:padding-top="0.2cm" fo:padding-bottom="0.2cm" fo:padding-left="0.325cm" fo:padding-right="0.325cm"/>
    </style:style>
    <style:style style:name="gr25" style:family="graphic" style:parent-style-name="objectwithoutfill">
      <style:graphic-properties svg:stroke-width="0.081cm" svg:stroke-color="#99999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35cm" svg:stroke-color="#ff3333" draw:marker-start="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106cm" svg:stroke-color="#00ccff" draw:marker-start="" draw:marker-start-width="0.359cm" draw:marker-end="Arrowheads_20_1" draw:marker-end-width="0.459cm" draw:fill="none" draw:fill-color="#ffbf00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fill="solid" draw:fill-color="#999999" draw:textarea-horizontal-align="justify" draw:textarea-vertical-align="middle" draw:auto-grow-height="false" fo:min-height="0.535cm" fo:min-width="0.268cm"/>
    </style:style>
    <style:style style:name="gr29" style:family="graphic" style:parent-style-name="objectwithoutfill">
      <style:graphic-properties svg:stroke-width="0.106cm" svg:stroke-color="#999999" draw:marker-start="" draw:marker-start-width="0.359cm" draw:marker-end="Arrowheads_20_1" draw:marker-end-width="0.459cm" draw:fill="none" draw:fill-color="#ffbf00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5cm" svg:stroke-color="#ffff00" draw:marker-start="" draw:marker-start-width="0.425cm" draw:marker-end="Arrowheads_20_1" draw:marker-end-width="0.525cm" draw:fill="none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28cm" fo:min-width="0.462cm"/>
    </style:style>
    <style:style style:name="gr32" style:family="graphic" style:parent-style-name="Object_20_with_20_no_20_fill_20_and_20_no_20_line">
      <style:graphic-properties draw:stroke="solid" svg:stroke-width="0.081cm" svg:stroke-color="#ff00cc" draw:marker-start-width="0.442cm" draw:marker-end-width="0.44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8cm" fo:min-width="0.462cm"/>
    </style:style>
    <style:style style:name="gr34" style:family="graphic" style:parent-style-name="Object_20_with_20_no_20_fill_20_and_20_no_20_line">
      <style:graphic-properties draw:stroke="solid" svg:stroke-width="0.081cm" svg:stroke-color="#023f62" draw:marker-start-width="0.442cm" draw:marker-end-width="0.44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solid" svg:stroke-width="0.081cm" svg:stroke-color="#00ccff" draw:marker-start-width="0.563cm" draw:marker-end-width="0.563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solid" svg:stroke-width="0.081cm" svg:stroke-color="#ff3333" draw:marker-start-width="0.684cm" draw:marker-end-width="0.684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f3333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 style:writing-mode="lr-tb"/>
      <style:text-properties fo:color="#ffff99" fo:font-size="8pt" style:font-size-asian="8pt" style:font-size-complex="8pt"/>
    </style:style>
    <style:style style:name="P6" style:family="paragraph">
      <style:paragraph-properties fo:text-align="center" style:writing-mode="lr-tb"/>
      <style:text-properties fo:color="#ff33ff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ffff99" fo:font-size="8pt" style:font-size-asian="8pt" style:font-size-complex="8pt"/>
    </style:style>
    <style:style style:name="T4" style:family="text">
      <style:text-properties fo:color="#ffff99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33f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148cm" svg:height="3.905cm" svg:x="1cm" svg:y="9.753cm">
          <draw:glue-point draw:id="4" svg:x="5.001cm" svg:y="-3.774cm"/>
          <draw:glue-point draw:id="5" svg:x="5.001cm" svg:y="-1.58cm"/>
          <draw:glue-point draw:id="6" svg:x="5.001cm" svg:y="1.58cm"/>
          <draw:glue-point draw:id="7" svg:x="5.001cm" svg:y="3.323cm"/>
          <draw:glue-point draw:id="8" svg:x="-3.712cm" svg:y="5.001cm"/>
          <draw:glue-point draw:id="9" svg:x="3.043cm" svg:y="5.001cm"/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15" draw:id="id15" draw:layer="layout" svg:width="2.733cm" svg:height="1.704cm" svg:x="22.995cm" svg:y="14.778cm">
          <draw:image xlink:href="Pictures/100000000000023E000001B297AD95137149FB9F.png" xlink:type="simple" xlink:show="embed" xlink:actuate="onLoad">
            <text:p/>
          </draw:image>
        </draw:frame>
        <draw:frame draw:style-name="gr3" draw:text-style-name="P1" xml:id="id17" draw:id="id17" draw:layer="layout" svg:width="1.543cm" svg:height="1.375cm" svg:x="1.815cm" svg:y="3.955cm">
          <draw:image xlink:href="Pictures/100000000000009800000072EE9C0A9A28E9F658.png" xlink:type="simple" xlink:show="embed" xlink:actuate="onLoad">
            <text:p/>
          </draw:image>
        </draw:frame>
        <draw:frame draw:style-name="gr3" draw:text-style-name="P1" xml:id="id1" draw:id="id1" draw:layer="layout" svg:width="2.456cm" svg:height="1.958cm" svg:x="2.166cm" svg:y="6.841cm">
          <draw:image xlink:href="Pictures/1000000100000115000000BA5390389A9109149B.png" xlink:type="simple" xlink:show="embed" xlink:actuate="onLoad">
            <text:p/>
          </draw:image>
        </draw:frame>
        <draw:connector draw:style-name="gr4" draw:text-style-name="P1" draw:layer="layout" svg:x1="3.394cm" svg:y1="8.799cm" svg:x2="3.574cm" svg:y2="9.753cm" draw:start-shape="id1" draw:start-glue-point="2" draw:end-shape="id2" draw:end-glue-point="0" svg:d="M3394 8799v517h180v437">
          <text:p/>
        </draw:connector>
        <draw:frame draw:style-name="gr5" draw:text-style-name="P2" draw:layer="layout" svg:width="26.899cm" svg:height="1.907cm" svg:x="1cm" svg:y="1cm">
          <draw:text-box>
            <text:p><text:span text:style-name="T1">Electrical BOM</text:span></text:p>
          </draw:text-box>
        </draw:frame>
        <draw:frame draw:style-name="gr6" draw:text-style-name="P1" xml:id="id16" draw:id="id16" draw:layer="layout" svg:width="1.527cm" svg:height="1.026cm" svg:x="1.757cm" svg:y="2.682cm">
          <draw:image xlink:href="Pictures/100000000000017D000000E218333FA67BB44127.png" xlink:type="simple" xlink:show="embed" xlink:actuate="onLoad">
            <text:p/>
          </draw:image>
        </draw:frame>
        <draw:frame draw:style-name="gr7" draw:text-style-name="P1" xml:id="id4" draw:id="id4" draw:layer="layout" svg:width="3.469cm" svg:height="3.357cm" svg:x="18.053cm" svg:y="1.41cm">
          <draw:image xlink:href="Pictures/10000000000001410000013AC70D0D4778EEF7F6.png" xlink:type="simple" xlink:show="embed" xlink:actuate="onLoad">
            <text:p/>
          </draw:image>
        </draw:frame>
        <draw:frame draw:style-name="gr7" draw:text-style-name="P1" xml:id="id3" draw:id="id3" draw:layer="layout" svg:width="3.469cm" svg:height="3.357cm" svg:x="18.027cm" svg:y="5.326cm">
          <draw:image xlink:href="Pictures/10000000000001410000013AC70D0D4778EEF7F6.png" xlink:type="simple" xlink:show="embed" xlink:actuate="onLoad">
            <text:p/>
          </draw:image>
        </draw:frame>
        <draw:frame draw:style-name="gr8" draw:text-style-name="P1" xml:id="id7" draw:id="id7" draw:layer="layout" svg:width="3.24cm" svg:height="3.089cm" svg:x="18.707cm" svg:y="9.344cm">
          <draw:image xlink:href="Pictures/100000000000009C0000009F6EAD49DF1C105448.png" xlink:type="simple" xlink:show="embed" xlink:actuate="onLoad">
            <text:p/>
          </draw:image>
        </draw:frame>
        <draw:frame draw:style-name="gr8" draw:text-style-name="P1" xml:id="id19" draw:id="id19" draw:layer="layout" svg:width="1.789cm" svg:height="1.768cm" svg:x="15.538cm" svg:y="10.962cm">
          <draw:image xlink:href="Pictures/100000000000009600000066CCB075A1EF8BE8EF.png" xlink:type="simple" xlink:show="embed" xlink:actuate="onLoad">
            <text:p/>
          </draw:image>
        </draw:frame>
        <draw:frame draw:style-name="gr8" draw:text-style-name="P1" xml:id="id8" draw:id="id8" draw:layer="layout" svg:width="1.823cm" svg:height="1.86cm" svg:x="13.252cm" svg:y="10.949cm">
          <draw:image xlink:href="Pictures/10000000000000E3000000C3A021A7E394CBEE73.png" xlink:type="simple" xlink:show="embed" xlink:actuate="onLoad">
            <text:p/>
          </draw:image>
        </draw:frame>
        <draw:frame draw:style-name="gr9" draw:text-style-name="P1" xml:id="id6" draw:id="id6" draw:layer="layout" svg:width="2.695cm" svg:height="1.552cm" svg:x="23.082cm" svg:y="9.257cm">
          <draw:image xlink:href="Pictures/10000000000000BF0000006E18F9FB2D9411DB8E.png" xlink:type="simple" xlink:show="embed" xlink:actuate="onLoad">
            <text:p/>
          </draw:image>
        </draw:frame>
        <draw:frame draw:style-name="gr10" draw:text-style-name="P1" xml:id="id12" draw:id="id12" draw:layer="layout" svg:width="4.126cm" svg:height="2.316cm" svg:x="15.91cm" svg:y="13.037cm">
          <draw:image xlink:href="Pictures/10000000000001BF000000DB13FB759445873DD2.png" xlink:type="simple" xlink:show="embed" xlink:actuate="onLoad">
            <text:p/>
          </draw:image>
        </draw:frame>
        <draw:frame draw:style-name="gr11" draw:text-style-name="P1" xml:id="id18" draw:id="id18" draw:layer="layout" svg:width="1.75cm" svg:height="1.645cm" svg:x="10.845cm" svg:y="17.568cm">
          <draw:image xlink:href="Pictures/100000000000007B0000005D42E4815C782686ED.png" xlink:type="simple" xlink:show="embed" xlink:actuate="onLoad">
            <text:p/>
          </draw:image>
        </draw:frame>
        <draw:frame draw:style-name="gr12" draw:text-style-name="P1" xml:id="id20" draw:id="id20" draw:layer="layout" svg:width="1.869cm" svg:height="1.543cm" svg:x="15.557cm" svg:y="8.713cm">
          <draw:image xlink:href="Pictures/10000000000001670000012FD2704906E7D43CAF.png" xlink:type="simple" xlink:show="embed" xlink:actuate="onLoad">
            <text:p/>
          </draw:image>
        </draw:frame>
        <draw:frame draw:style-name="gr13" draw:text-style-name="P1" xml:id="id9" draw:id="id9" draw:layer="layout" svg:width="1.719cm" svg:height="1.481cm" svg:x="13.303cm" svg:y="8.737cm">
          <draw:image xlink:href="Pictures/100000000000018D00000136E20FCD9BD503504F.png" xlink:type="simple" xlink:show="embed" xlink:actuate="onLoad">
            <text:p/>
          </draw:image>
        </draw:frame>
        <draw:frame draw:style-name="gr14" draw:text-style-name="P1" xml:id="id13" draw:id="id13" draw:layer="layout" svg:width="2.108cm" svg:height="1.674cm" svg:x="6.2cm" svg:y="17.645cm">
          <draw:image xlink:href="Pictures/1000000000000182000001359B94E4B163E51096.png" xlink:type="simple" xlink:show="embed" xlink:actuate="onLoad">
            <text:p/>
          </draw:image>
        </draw:frame>
        <draw:frame draw:style-name="gr15" draw:text-style-name="P1" draw:layer="layout" svg:width="1.8cm" svg:height="1.707cm" svg:x="8.704cm" svg:y="17.585cm">
          <draw:image xlink:href="Pictures/100000000000019E0000011F80B970E65055D434.png" xlink:type="simple" xlink:show="embed" xlink:actuate="onLoad">
            <text:p/>
          </draw:image>
        </draw:frame>
        <draw:frame draw:style-name="gr16" draw:text-style-name="P1" draw:layer="layout" svg:width="4.7cm" svg:height="3.565cm" svg:x="1.273cm" svg:y="9.942cm">
          <draw:image xlink:href="Pictures/10000000000000B600000079F6D2BF5EB6731697.png" xlink:type="simple" xlink:show="embed" xlink:actuate="onLoad">
            <text:p/>
          </draw:image>
        </draw:frame>
        <draw:frame draw:style-name="gr17" draw:text-style-name="P1" xml:id="id14" draw:id="id14" draw:layer="layout" svg:width="2.989cm" svg:height="2.777cm" svg:x="25.365cm" svg:y="16.862cm">
          <draw:image xlink:href="Pictures/10000000000001680000010E906601D9074914DF.png" xlink:type="simple" xlink:show="embed" xlink:actuate="onLoad">
            <text:p/>
          </draw:image>
        </draw:frame>
        <draw:frame draw:style-name="gr18" draw:text-style-name="P1" xml:id="id11" draw:id="id11" draw:layer="layout" svg:width="2.703cm" svg:height="1.919cm" svg:x="23.05cm" svg:y="11.983cm">
          <draw:image xlink:href="Pictures/10000000000000990000007955F9BF202969475B.png" xlink:type="simple" xlink:show="embed" xlink:actuate="onLoad">
            <text:p/>
          </draw:image>
        </draw:frame>
        <draw:custom-shape draw:style-name="gr19" draw:text-style-name="P3" xml:id="id5" draw:id="id5" draw:layer="layout" svg:width="1.084cm" svg:height="1.109cm" svg:x="10.835cm" svg:y="9.979cm">
          <text:p text:style-name="P3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line-skew="-4.161cm" svg:x1="18.027cm" svg:y1="7.004cm" svg:x2="6.148cm" svg:y2="10.232cm" draw:start-shape="id3" draw:start-glue-point="3" draw:end-shape="id2" draw:end-glue-point="4" svg:d="M18027 7004h-10140v3228h-1739">
          <text:p/>
        </draw:connector>
        <draw:connector draw:style-name="gr20" draw:text-style-name="P1" draw:layer="layout" draw:line-skew="-4.93cm" svg:x1="6.148cm" svg:y1="10.232cm" svg:x2="18.053cm" svg:y2="3.088cm" draw:start-shape="id2" draw:start-glue-point="4" draw:end-shape="id4" draw:end-glue-point="3" svg:d="M6148 10232h983v-7144h10922">
          <text:p/>
        </draw:connector>
        <draw:connector draw:style-name="gr21" draw:text-style-name="P1" draw:layer="layout" svg:x1="6.148cm" svg:y1="11.089cm" svg:x2="10.835cm" svg:y2="10.534cm" draw:start-shape="id2" draw:start-glue-point="5" draw:end-shape="id5" draw:end-glue-point="6" svg:d="M6148 11089h2344v-555h2343">
          <text:p/>
        </draw:connector>
        <draw:connector draw:style-name="gr22" draw:text-style-name="P1" draw:layer="layout" svg:x1="23.082cm" svg:y1="10.033cm" svg:x2="21.947cm" svg:y2="10.888cm" draw:start-shape="id6" draw:start-glue-point="3" draw:end-shape="id7" draw:end-glue-point="1" svg:d="M23082 10033h-533v855h-602">
          <text:p/>
        </draw:connector>
        <draw:connector draw:style-name="gr23" draw:text-style-name="P1" draw:layer="layout" svg:x1="11.377cm" svg:y1="11.088cm" svg:x2="13.252cm" svg:y2="11.879cm" draw:start-shape="id5" draw:start-glue-point="8" draw:end-shape="id8" draw:end-glue-point="3" svg:d="M11377 11088v791h1875">
          <text:p/>
        </draw:connector>
        <draw:connector draw:style-name="gr24" draw:text-style-name="P1" draw:layer="layout" svg:x1="11.377cm" svg:y1="9.979cm" svg:x2="13.303cm" svg:y2="9.477cm" draw:start-shape="id5" draw:start-glue-point="4" draw:end-shape="id9" draw:end-glue-point="3" svg:d="M11377 9979v-502h1926">
          <text:p/>
        </draw:connector>
        <draw:connector draw:style-name="gr23" draw:text-style-name="P1" draw:layer="layout" svg:x1="14.163cm" svg:y1="12.809cm" svg:x2="14.717cm" svg:y2="16.531cm" draw:start-shape="id8" draw:start-glue-point="2" draw:end-shape="id10" draw:end-glue-point="6" svg:d="M14163 12809v3722h554">
          <text:p/>
        </draw:connector>
        <draw:connector draw:style-name="gr25" draw:text-style-name="P1" draw:layer="layout" svg:x1="23.05cm" svg:y1="12.942cm" svg:x2="20.036cm" svg:y2="14.195cm" draw:start-shape="id11" draw:start-glue-point="3" draw:end-shape="id12" draw:end-glue-point="1" svg:d="M23050 12942h-1507v1253h-1507">
          <text:p/>
        </draw:connector>
        <draw:connector draw:style-name="gr26" draw:text-style-name="P1" draw:layer="layout" svg:x1="1.664cm" svg:y1="13.657cm" svg:x2="6.2cm" svg:y2="18.482cm" draw:start-shape="id2" draw:start-glue-point="8" draw:end-shape="id13" draw:end-glue-point="3" svg:d="M1664 13657v4825h4536">
          <text:p/>
        </draw:connector>
        <draw:connector draw:style-name="gr23" draw:text-style-name="P1" draw:layer="layout" svg:x1="15.801cm" svg:y1="16.531cm" svg:x2="20.327cm" svg:y2="12.433cm" draw:start-shape="id10" draw:start-glue-point="10" draw:end-shape="id7" draw:end-glue-point="2" svg:d="M15801 16531h4526v-4098">
          <text:p/>
        </draw:connector>
        <draw:connector draw:style-name="gr27" draw:text-style-name="P1" draw:layer="layout" svg:x1="26.859cm" svg:y1="16.862cm" svg:x2="25.728cm" svg:y2="15.63cm" draw:start-shape="id14" draw:start-glue-point="0" draw:end-shape="id15" draw:end-glue-point="1" svg:d="M26859 16862v-1232h-1131">
          <text:p/>
        </draw:connector>
        <draw:connector draw:style-name="gr27" draw:text-style-name="P1" draw:layer="layout" svg:x1="26.859cm" svg:y1="16.862cm" svg:x2="25.777cm" svg:y2="10.033cm" draw:start-shape="id14" draw:start-glue-point="0" draw:end-shape="id6" draw:end-glue-point="1" svg:d="M26859 16862v-6829h-1082">
          <text:p/>
        </draw:connector>
        <draw:connector draw:style-name="gr27" draw:text-style-name="P1" draw:layer="layout" svg:x1="26.859cm" svg:y1="16.862cm" svg:x2="25.753cm" svg:y2="12.942cm" draw:start-shape="id14" draw:start-glue-point="0" draw:end-shape="id11" draw:end-glue-point="1" svg:d="M26859 16862v-3920h-1106">
          <text:p/>
        </draw:connector>
        <draw:connector draw:style-name="gr4" draw:text-style-name="P1" draw:layer="layout" svg:x1="1.757cm" svg:y1="3.195cm" svg:x2="2.166cm" svg:y2="7.82cm" draw:start-shape="id16" draw:start-glue-point="3" draw:end-shape="id1" svg:d="M1757 3195h-581v4625h990">
          <text:p/>
        </draw:connector>
        <draw:connector draw:style-name="gr4" draw:text-style-name="P1" draw:layer="layout" svg:x1="2.586cm" svg:y1="5.33cm" svg:x2="3.394cm" svg:y2="6.841cm" draw:start-shape="id17" draw:start-glue-point="2" draw:end-shape="id1" draw:end-glue-point="0" svg:d="M2586 5330v756h808v755">
          <text:p/>
        </draw:connector>
        <draw:custom-shape draw:style-name="gr28" draw:text-style-name="P3" xml:id="id10" draw:id="id10" draw:layer="layout" svg:width="1.084cm" svg:height="1.109cm" svg:x="14.717cm" svg:y="15.976cm">
          <text:p text:style-name="P3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2.595cm" svg:y1="18.39cm" svg:x2="15.259cm" svg:y2="17.085cm" draw:start-shape="id18" draw:start-glue-point="1" draw:end-shape="id10" draw:end-glue-point="8" svg:d="M12595 18390h2664v-1305">
          <text:p/>
        </draw:connector>
        <draw:connector draw:style-name="gr23" draw:text-style-name="P1" draw:layer="layout" svg:x1="15.259cm" svg:y1="15.976cm" svg:x2="15.91cm" svg:y2="14.195cm" draw:start-shape="id10" draw:start-glue-point="4" draw:end-shape="id12" draw:end-glue-point="3" svg:d="M15259 15976v-1781h651">
          <text:p/>
        </draw:connector>
        <draw:connector draw:style-name="gr24" draw:text-style-name="P1" draw:layer="layout" svg:x1="17.327cm" svg:y1="11.846cm" svg:x2="18.707cm" svg:y2="10.888cm" draw:start-shape="id19" draw:start-glue-point="1" draw:end-shape="id7" draw:end-glue-point="3" svg:d="M17327 11846h690v-958h690">
          <text:p/>
        </draw:connector>
        <draw:connector draw:style-name="gr24" draw:text-style-name="P1" draw:layer="layout" svg:x1="17.426cm" svg:y1="9.484cm" svg:x2="18.707cm" svg:y2="10.888cm" draw:start-shape="id20" draw:start-glue-point="1" draw:end-shape="id7" draw:end-glue-point="3" svg:d="M17426 9484h641v1404h640">
          <text:p/>
        </draw:connector>
        <draw:connector draw:style-name="gr29" draw:text-style-name="P1" draw:layer="layout" svg:x1="22.995cm" svg:y1="15.63cm" svg:x2="5.14cm" svg:y2="13.657cm" draw:start-shape="id15" draw:start-glue-point="3" draw:end-shape="id2" draw:end-glue-point="9" svg:d="M22995 15630h-17855v-1973">
          <text:p/>
        </draw:connector>
        <draw:connector draw:style-name="gr30" draw:text-style-name="P1" draw:layer="layout" draw:line-skew="-0.108cm" svg:x1="6.146cm" svg:y1="10.977cm" svg:x2="10.833cm" svg:y2="10.422cm" svg:d="M6146 10977h2236v-555h2451">
          <text:p/>
        </draw:connector>
        <draw:custom-shape draw:style-name="gr31" draw:text-style-name="P4" draw:layer="layout" svg:width="0.962cm" svg:height="0.53cm" svg:x="11.568cm" svg:y="11.649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frame draw:style-name="gr32" draw:text-style-name="P1" xml:id="id21" draw:id="id21" draw:layer="layout" svg:width="3.376cm" svg:height="2.952cm" svg:x="22.185cm" svg:y="3.52cm">
          <draw:image xlink:href="Pictures/100000000000019700000177FE9E21BA.png" xlink:type="simple" xlink:show="embed" xlink:actuate="onLoad">
            <text:p/>
          </draw:image>
        </draw:frame>
        <draw:connector draw:style-name="gr20" draw:text-style-name="P1" draw:layer="layout" draw:line-skew="-6.981cm" svg:x1="22.185cm" svg:y1="4.996cm" svg:x2="6.148cm" svg:y2="10.232cm" draw:start-shape="id21" draw:start-glue-point="3" draw:end-shape="id2" draw:end-glue-point="4" svg:d="M22185 4996h-15039v5236h-998">
          <text:p/>
        </draw:connector>
        <draw:custom-shape draw:style-name="gr31" draw:text-style-name="P4" draw:layer="layout" svg:width="0.962cm" svg:height="0.53cm" svg:x="13.695cm" svg:y="13.681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962cm" svg:height="0.447cm" svg:x="16.908cm" svg:y="16.326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962cm" svg:height="0.53cm" svg:x="14.829cm" svg:y="14.672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962cm" svg:height="0.53cm" svg:x="3.868cm" svg:y="18.215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962cm" svg:height="0.53cm" svg:x="8.922cm" svg:y="10.562cm">
          <text:p text:style-name="P4"><text:span text:style-name="T2">Audio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0.962cm" svg:height="0.53cm" svg:x="8.85cm" svg:y="9.772cm">
          <text:p text:style-name="P5"><text:span text:style-name="T3"><text:s/></text:span><text:span text:style-name="T4">Video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0.962cm" svg:height="0.53cm" svg:x="11.543cm" svg:y="8.638cm">
          <text:p text:style-name="P5"><text:span text:style-name="T3"><text:s/></text:span><text:span text:style-name="T4">Video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235cm" svg:height="0.447cm" svg:x="13.199cm" svg:y="6.475cm">
          <text:p text:style-name="P6"><text:span text:style-name="T5">DIGITAL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235cm" svg:height="0.447cm" svg:x="13.128cm" svg:y="4.42cm">
          <text:p text:style-name="P6"><text:span text:style-name="T5">DIGITAL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235cm" svg:height="0.447cm" svg:x="13.01cm" svg:y="2.436cm">
          <text:p text:style-name="P6"><text:span text:style-name="T5">DIGITAL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235cm" svg:height="0.447cm" svg:x="22.223cm" svg:y="2.789cm">
          <text:p text:style-name="P6"><text:span text:style-name="T5">DIGITAL</text:span></text:p>
          <draw:enhanced-geometry svg:viewBox="0 0 21600 21600" draw:type="rectangle" draw:enhanced-path="M 0 0 L 21600 0 21600 21600 0 21600 0 0 Z N"/>
        </draw:custom-shape>
        <draw:frame draw:style-name="gr34" draw:text-style-name="P1" xml:id="id22" draw:id="id22" draw:layer="layout" svg:width="1.482cm" svg:height="1.37cm" svg:x="3.904cm" svg:y="3.945cm">
          <draw:image xlink:href="Pictures/10000000000000F6000000E3C390AE74.png" xlink:type="simple" xlink:show="embed" xlink:actuate="onLoad">
            <text:p/>
          </draw:image>
        </draw:frame>
        <draw:connector draw:style-name="gr4" draw:text-style-name="P1" draw:layer="layout" svg:x1="4.645cm" svg:y1="5.315cm" svg:x2="3.394cm" svg:y2="6.841cm" draw:start-shape="id22" draw:end-shape="id1" draw:end-glue-point="0" svg:d="M4645 5315v763h-1251v763">
          <text:p/>
        </draw:connector>
        <draw:frame draw:style-name="gr35" draw:text-style-name="P1" draw:layer="layout" svg:width="1.703cm" svg:height="1.135cm" svg:x="22.681cm" svg:y="16.14cm">
          <draw:image xlink:href="Pictures/10000000000000D90000007FB91756AF.png" xlink:type="simple" xlink:show="embed" xlink:actuate="onLoad">
            <text:p/>
          </draw:image>
        </draw:frame>
        <draw:frame draw:style-name="gr36" draw:text-style-name="P1" draw:layer="layout" svg:width="0.794cm" svg:height="0.63cm" svg:x="18.939cm" svg:y="14.691cm">
          <draw:image xlink:href="Pictures/10000000000001220000011242C918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Ausgefüllt" draw:style="linear" draw:start-color="#ffffff" draw:end-color="#cccccc" draw:start-intensity="100%" draw:end-intensity="100%" draw:angle="0" draw:border="0%"/>
    <draw:gradient draw:name="Ausgefüllt_20_blau" draw:display-name="Ausgefüllt blau" draw:style="linear" draw:start-color="#729fcf" draw:end-color="#355269" draw:start-intensity="100%" draw:end-intensity="100%" draw:angle="0" draw:border="0%"/>
    <draw:gradient draw:name="Ausgefüllt_20_gelb" draw:display-name="Ausgefüllt gelb" draw:style="linear" draw:start-color="#ffde59" draw:end-color="#b47804" draw:start-intensity="100%" draw:end-intensity="100%" draw:angle="0" draw:border="0%"/>
    <draw:gradient draw:name="Ausgefüllt_20_grün" draw:display-name="Ausgefüllt grün" draw:style="linear" draw:start-color="#77bc65" draw:end-color="#127622" draw:start-intensity="100%" draw:end-intensity="100%" draw:angle="0" draw:border="0%"/>
    <draw:gradient draw:name="Ausgefüllt_20_rot" draw:display-name="Ausgefüllt rot" draw:style="linear" draw:start-color="#ff6d6d" draw:end-color="#c9211e" draw:start-intensity="100%" draw:end-intensity="100%" draw:angle="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loext:opacity="100%"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9-01-21T12:50:35.870000000</meta:creation-date>
    <meta:generator>OpenOffice/4.1.10$Win32 OpenOffice.org_project/4110m2$Build-9807</meta:generator>
    <meta:editing-duration>PT16H32M32S</meta:editing-duration>
    <meta:editing-cycles>46</meta:editing-cycles>
    <dc:date>2022-01-19T09:24:24.01</dc:date>
    <dc:creator>m p</dc:creator>
    <meta:document-statistic meta:object-count="63"/>
  </office:meta>
</office:document-meta>
</file>